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HW Typ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26" table:number-columns-repeated="2"/>
          <table:table-cell table:style-name="ce28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S Chitina CTC Control Point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/ Kotsina Hill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28"/>
          <table:table-cell/>
          <table:table-cell table:style-name="ce31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28"/>
          <table:table-cell/>
          <table:table-cell table:style-name="ce31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28"/>
          <table:table-cell/>
          <table:table-cell table:style-name="ce31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3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3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number-columns-repeated="4"/>
          <table:table-cell table:style-name="ce31"/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Nizina Branch</text:p>
            <text:p> - Workbench Staging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31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McCarthy Yard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Cordova to N Eyak</text:p>
            <text:p> - Eya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Eyak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3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Cordova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3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0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0-Nicolai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34"/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Miles G.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Miles G.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/>
          <table:table-cell office:value-type="string" calcext:value-type="string">
            <text:p>North Kotsina Fascia Repeater</text:p>
          </table:table-cell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/>
          <table:table-cell office:value-type="string" calcext:value-type="string">
            <text:p>South Kotsina Fascia Repeater</text:p>
          </table:table-cell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nd Miles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nd Miles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Southbnd Kotsina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4] + ([.G24] * 32); 2)" office:value-type="string" office:string-value="27" calcext:value-type="string">
            <text:p>27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N Chitina virtual adj OCC)</text:p>
          </table:table-cell>
          <table:table-cell table:number-columns-repeated="4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N Chitina virtual appr OCC)</text:p>
          </table:table-cell>
          <table:table-cell table:number-columns-repeated="4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Northbnd Kotsina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6" calcext:value-type="string">
            <text:p>46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1] + ([.G31] * 32); 2)" office:value-type="string" office:string-value="CB" calcext:value-type="string">
            <text:p>CB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2] + ([.G32] * 32); 2)" office:value-type="string" office:string-value="EB" calcext:value-type="string">
            <text:p>EB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S Strelna cleared southboun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3] + ([.G33] * 32); 2)" office:value-type="string" office:string-value="0B" calcext:value-type="string">
            <text:p>0B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0:57:32.05884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1-19T18:28:23.583571111</dc:date>
    <meta:editing-duration>P5DT17H10M8S</meta:editing-duration>
    <meta:editing-cycles>86</meta:editing-cycles>
    <meta:generator>LibreOffice/6.0.7.3$Linux_X86_64 LibreOffice_project/00m0$Build-3</meta:generator>
    <meta:print-date>2021-01-01T23:05:19.734971471</meta:print-date>
    <meta:document-statistic meta:table-count="23" meta:cell-count="2956" meta:object-count="0"/>
  </office:meta>
</office:document-meta>
</file>